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54238a" officeooo:paragraph-rsid="0054238a" style:font-size-asian="15.75pt" style:font-size-complex="18pt"/>
    </style:style>
    <style:style style:name="P2" style:family="paragraph" style:parent-style-name="Standard">
      <style:text-properties fo:font-size="18pt" officeooo:rsid="0054d164" officeooo:paragraph-rsid="0054d164" style:font-size-asian="15.75pt" style:font-size-complex="18pt"/>
    </style:style>
    <style:style style:name="P3" style:family="paragraph" style:parent-style-name="Standard">
      <style:text-properties fo:font-size="18pt" officeooo:rsid="00582558" officeooo:paragraph-rsid="00582558" style:font-size-asian="15.75pt" style:font-size-complex="18pt"/>
    </style:style>
    <style:style style:name="P4" style:family="paragraph" style:parent-style-name="Standard">
      <style:paragraph-properties fo:text-align="center" style:justify-single-word="false"/>
      <style:text-properties fo:font-size="18pt" fo:font-weight="bold" officeooo:rsid="00028c3c" officeooo:paragraph-rsid="00028c3c"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28c3c" officeooo:paragraph-rsid="00028c3c"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681d3" officeooo:paragraph-rsid="001681d3"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6f991" officeooo:paragraph-rsid="0016f991"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723be" officeooo:paragraph-rsid="001723be"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aae86" officeooo:paragraph-rsid="001aae86" style:font-size-asian="15.75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01e7d29" officeooo:paragraph-rsid="001e7d29"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e805e" officeooo:paragraph-rsid="001e805e"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officeooo:rsid="001f07f9" officeooo:paragraph-rsid="001f07f9"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24ce02" officeooo:paragraph-rsid="0024ce02" style:font-size-asian="15.75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261452" officeooo:paragraph-rsid="00261452"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273783" officeooo:paragraph-rsid="00273783" style:font-size-asian="15.75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33d2c1" officeooo:paragraph-rsid="0033d2c1"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3422cd" officeooo:paragraph-rsid="003422cd"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normal" officeooo:rsid="00028c3c" officeooo:paragraph-rsid="00028c3c"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03a72a" officeooo:paragraph-rsid="0003a72a"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040ba5" officeooo:paragraph-rsid="00040ba5"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05a87b" officeooo:paragraph-rsid="0005a87b"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0067bc7" officeooo:paragraph-rsid="00067bc7"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006fa11" officeooo:paragraph-rsid="0006fa11"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00989b9" officeooo:paragraph-rsid="000989b9"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01349cd" officeooo:paragraph-rsid="001349cd"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0145b70" officeooo:paragraph-rsid="00145b70"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015e6dd" officeooo:paragraph-rsid="0015e6dd"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02184f1" officeooo:paragraph-rsid="002184f1"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023ba0a" officeooo:paragraph-rsid="002184f1"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0273783" officeooo:paragraph-rsid="00273783"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02b2a22" officeooo:paragraph-rsid="002b2a22"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02ba4ef" officeooo:paragraph-rsid="002ba4ef"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style="italic" fo:font-weight="bold" officeooo:rsid="0023ba0a" officeooo:paragraph-rsid="0023ba0a" style:font-size-asian="15.75pt" style:font-style-asian="italic" style:font-weight-asian="bold" style:font-size-complex="18pt" style:font-style-complex="italic" style:font-weight-complex="bold"/>
    </style:style>
    <style:style style:name="P34" style:family="paragraph" style:parent-style-name="Standard">
      <style:paragraph-properties fo:text-align="start" style:justify-single-word="false"/>
      <style:text-properties fo:font-size="18pt" fo:font-style="italic" fo:font-weight="bold" officeooo:rsid="0024ce02" officeooo:paragraph-rsid="0024ce02" style:font-size-asian="15.75pt" style:font-style-asian="italic" style:font-weight-asian="bold" style:font-size-complex="18pt" style:font-style-complex="italic" style:font-weight-complex="bold"/>
    </style:style>
    <style:style style:name="P35" style:family="paragraph" style:parent-style-name="Standard">
      <style:paragraph-properties style:line-height-at-least="0.198in"/>
      <style:text-properties fo:font-size="18pt" fo:font-style="italic" fo:font-weight="bold" officeooo:rsid="00028c3c" style:font-size-asian="15.75pt" style:font-style-asian="italic" style:font-weight-asian="bold" style:font-size-complex="18pt" style:font-style-complex="italic" style:font-weight-complex="bold"/>
    </style:style>
    <style:style style:name="P36" style:family="paragraph" style:parent-style-name="Standard">
      <style:paragraph-properties style:line-height-at-least="0.198in"/>
      <style:text-properties fo:font-size="18pt" fo:font-style="normal" fo:font-weight="bold" officeooo:rsid="00429851" officeooo:paragraph-rsid="00429851" style:font-size-asian="18pt" style:font-style-asian="normal" style:font-weight-asian="bold" style:font-size-complex="18pt" style:font-style-complex="normal" style:font-weight-complex="bold"/>
    </style:style>
    <style:style style:name="P37" style:family="paragraph" style:parent-style-name="Standard">
      <style:paragraph-properties style:line-height-at-least="0.198in"/>
      <style:text-properties fo:font-size="18pt" fo:font-style="normal" fo:font-weight="bold" officeooo:rsid="0042d21a" officeooo:paragraph-rsid="0042d21a" style:font-size-asian="18pt" style:font-style-asian="normal" style:font-weight-asian="bold" style:font-size-complex="18pt" style:font-style-complex="normal" style:font-weight-complex="bold"/>
    </style:style>
    <style:style style:name="P38" style:family="paragraph" style:parent-style-name="Standard">
      <style:paragraph-properties style:line-height-at-least="0.198in"/>
      <style:text-properties fo:font-size="18pt" fo:font-style="normal" fo:font-weight="bold" officeooo:rsid="0046e735" officeooo:paragraph-rsid="0046e735" style:font-size-asian="18pt" style:font-style-asian="normal" style:font-weight-asian="bold" style:font-size-complex="18pt" style:font-style-complex="normal" style:font-weight-complex="bold"/>
    </style:style>
    <style:style style:name="P39" style:family="paragraph" style:parent-style-name="Standard">
      <style:paragraph-properties style:line-height-at-least="0.198in"/>
      <style:text-properties fo:font-size="18pt" fo:font-style="normal" fo:font-weight="bold" officeooo:rsid="00489d87" officeooo:paragraph-rsid="00489d87" style:font-size-asian="18pt" style:font-style-asian="normal" style:font-weight-asian="bold" style:font-size-complex="18pt" style:font-style-complex="normal" style:font-weight-complex="bold"/>
    </style:style>
    <style:style style:name="P40" style:family="paragraph" style:parent-style-name="Standard">
      <style:paragraph-properties style:line-height-at-least="0.198in"/>
      <style:text-properties fo:font-size="18pt" fo:font-style="normal" fo:font-weight="bold" officeooo:rsid="004a0076" officeooo:paragraph-rsid="004a0076" style:font-size-asian="18pt" style:font-style-asian="normal" style:font-weight-asian="bold" style:font-size-complex="18pt" style:font-style-complex="normal" style:font-weight-complex="bold"/>
    </style:style>
    <style:style style:name="P41" style:family="paragraph" style:parent-style-name="Standard">
      <style:paragraph-properties style:line-height-at-least="0.198in"/>
      <style:text-properties fo:font-size="18pt" fo:font-style="normal" fo:font-weight="bold" officeooo:rsid="004c46ff" officeooo:paragraph-rsid="004c46ff" style:font-size-asian="18pt" style:font-style-asian="normal" style:font-weight-asian="bold" style:font-size-complex="18pt" style:font-style-complex="normal" style:font-weight-complex="bold"/>
    </style:style>
    <style:style style:name="P42" style:family="paragraph" style:parent-style-name="Standard">
      <style:paragraph-properties style:line-height-at-least="0.198in"/>
      <style:text-properties fo:font-size="18pt" fo:font-style="normal" fo:font-weight="bold" officeooo:rsid="004e3f7e" officeooo:paragraph-rsid="004e3f7e" style:font-size-asian="18pt" style:font-style-asian="normal" style:font-weight-asian="bold" style:font-size-complex="18pt" style:font-style-complex="normal" style:font-weight-complex="bold"/>
    </style:style>
    <style:style style:name="P43" style:family="paragraph" style:parent-style-name="Standard">
      <style:paragraph-properties style:line-height-at-least="0.198in"/>
      <style:text-properties fo:font-size="18pt" fo:font-style="normal" fo:font-weight="bold" officeooo:rsid="0050bed4" officeooo:paragraph-rsid="0050bed4" style:font-size-asian="18pt" style:font-style-asian="normal" style:font-weight-asian="bold" style:font-size-complex="18pt" style:font-style-complex="normal" style:font-weight-complex="bold"/>
    </style:style>
    <style:style style:name="P44" style:family="paragraph" style:parent-style-name="Standard">
      <style:paragraph-properties style:line-height-at-least="0.198in"/>
      <style:text-properties fo:font-size="18pt" fo:font-style="normal" fo:font-weight="normal" officeooo:rsid="00388f92" officeooo:paragraph-rsid="00388f92" style:font-size-asian="18pt" style:font-style-asian="normal" style:font-weight-asian="normal" style:font-size-complex="18pt" style:font-style-complex="normal" style:font-weight-complex="normal"/>
    </style:style>
    <style:style style:name="P45" style:family="paragraph" style:parent-style-name="Standard">
      <style:paragraph-properties style:line-height-at-least="0.198in"/>
      <style:text-properties fo:font-size="18pt" fo:font-style="normal" fo:font-weight="normal" officeooo:rsid="00392e53" officeooo:paragraph-rsid="00392e53" style:font-size-asian="18pt" style:font-style-asian="normal" style:font-weight-asian="normal" style:font-size-complex="18pt" style:font-style-complex="normal" style:font-weight-complex="normal"/>
    </style:style>
    <style:style style:name="P46" style:family="paragraph" style:parent-style-name="Standard">
      <style:paragraph-properties style:line-height-at-least="0.198in"/>
      <style:text-properties fo:font-size="18pt" fo:font-style="normal" fo:font-weight="normal" officeooo:rsid="00397ad0" officeooo:paragraph-rsid="00397ad0" style:font-size-asian="18pt" style:font-style-asian="normal" style:font-weight-asian="normal" style:font-size-complex="18pt" style:font-style-complex="normal" style:font-weight-complex="normal"/>
    </style:style>
    <style:style style:name="P47" style:family="paragraph" style:parent-style-name="Standard">
      <style:paragraph-properties style:line-height-at-least="0.198in"/>
      <style:text-properties fo:font-size="18pt" fo:font-style="normal" fo:font-weight="normal" officeooo:rsid="003ed611" officeooo:paragraph-rsid="003ed611" style:font-size-asian="18pt" style:font-style-asian="normal" style:font-weight-asian="normal" style:font-size-complex="18pt" style:font-style-complex="normal" style:font-weight-complex="normal"/>
    </style:style>
    <style:style style:name="P48" style:family="paragraph" style:parent-style-name="Standard">
      <style:paragraph-properties style:line-height-at-least="0.198in"/>
      <style:text-properties fo:font-size="18pt" fo:font-style="normal" fo:font-weight="normal" officeooo:rsid="00429851" officeooo:paragraph-rsid="00429851" style:font-size-asian="18pt" style:font-style-asian="normal" style:font-weight-asian="normal" style:font-size-complex="18pt" style:font-style-complex="normal" style:font-weight-complex="normal"/>
    </style:style>
    <style:style style:name="P49" style:family="paragraph" style:parent-style-name="Standard">
      <style:paragraph-properties style:line-height-at-least="0.198in"/>
      <style:text-properties fo:font-size="18pt" fo:font-style="normal" fo:font-weight="normal" officeooo:rsid="0046e735" officeooo:paragraph-rsid="0046e735" style:font-size-asian="18pt" style:font-style-asian="normal" style:font-weight-asian="normal" style:font-size-complex="18pt" style:font-style-complex="normal" style:font-weight-complex="normal"/>
    </style:style>
    <style:style style:name="P50" style:family="paragraph" style:parent-style-name="Standard">
      <style:paragraph-properties style:line-height-at-least="0.198in"/>
      <style:text-properties fo:font-size="18pt" fo:font-style="normal" fo:font-weight="normal" officeooo:rsid="004c46ff" officeooo:paragraph-rsid="004c46ff" style:font-size-asian="18pt" style:font-style-asian="normal" style:font-weight-asian="normal" style:font-size-complex="18pt" style:font-style-complex="normal" style:font-weight-complex="normal"/>
    </style:style>
    <style:style style:name="P51" style:family="paragraph" style:parent-style-name="Standard">
      <style:paragraph-properties style:line-height-at-least="0.198in"/>
      <style:text-properties fo:font-size="18pt" fo:font-style="normal" fo:font-weight="normal" officeooo:rsid="004c8983" officeooo:paragraph-rsid="004c8983" style:font-size-asian="18pt" style:font-style-asian="normal" style:font-weight-asian="normal" style:font-size-complex="18pt" style:font-style-complex="normal" style:font-weight-complex="normal"/>
    </style:style>
    <style:style style:name="P52" style:family="paragraph" style:parent-style-name="Standard">
      <style:paragraph-properties style:line-height-at-least="0.198in"/>
      <style:text-properties fo:font-size="18pt" fo:font-style="normal" fo:font-weight="normal" officeooo:rsid="004e3f7e" officeooo:paragraph-rsid="004e3f7e" style:font-size-asian="18pt" style:font-style-asian="normal" style:font-weight-asian="normal" style:font-size-complex="18pt" style:font-style-complex="normal" style:font-weight-complex="normal"/>
    </style:style>
    <style:style style:name="P53" style:family="paragraph" style:parent-style-name="Standard">
      <style:paragraph-properties style:line-height-at-least="0.198in"/>
      <style:text-properties fo:color="#d4d4d4" style:font-name="Droid Sans Mono" fo:font-size="10.5pt" fo:font-weight="normal" fo:background-color="#1e1e1e"/>
    </style:style>
    <style:style style:name="P54" style:family="paragraph" style:parent-style-name="Standard">
      <style:paragraph-properties style:line-height-at-least="0.198in"/>
      <style:text-properties fo:color="#d4d4d4" style:font-name="Droid Sans Mono" fo:font-size="10.5pt" fo:font-weight="bold" officeooo:rsid="003422cd" officeooo:paragraph-rsid="003422cd" fo:background-color="#1e1e1e" style:font-weight-asian="bold" style:font-weight-complex="bold"/>
    </style:style>
    <style:style style:name="P55" style:family="paragraph" style:parent-style-name="Standard">
      <style:paragraph-properties style:line-height-at-least="0.198in"/>
      <style:text-properties fo:color="#d4d4d4" style:font-name="Droid Sans Mono" fo:font-size="10.5pt" fo:font-style="normal" fo:font-weight="normal" officeooo:rsid="003ed611" officeooo:paragraph-rsid="003ed611" fo:background-color="#1e1e1e" style:font-size-asian="18pt" style:font-style-asian="normal" style:font-weight-asian="normal" style:font-size-complex="18pt" style:font-style-complex="normal" style:font-weight-complex="normal"/>
    </style:style>
    <style:style style:name="P56" style:family="paragraph" style:parent-style-name="Standard">
      <style:paragraph-properties style:line-height-at-least="0.198in"/>
      <style:text-properties fo:color="#d4d4d4" style:font-name="Droid Sans Mono" fo:font-size="10.5pt" fo:font-style="normal" fo:font-weight="normal" officeooo:rsid="0042d21a" officeooo:paragraph-rsid="0042d21a" fo:background-color="#1e1e1e" style:font-size-asian="18pt" style:font-style-asian="normal" style:font-weight-asian="bold" style:font-size-complex="18pt" style:font-style-complex="normal" style:font-weight-complex="bold"/>
    </style:style>
    <style:style style:name="P57" style:family="paragraph" style:parent-style-name="Standard">
      <style:paragraph-properties style:line-height-at-least="0.198in"/>
      <style:text-properties fo:color="#d4d4d4" style:font-name="Droid Sans Mono" fo:font-size="10.5pt" fo:font-style="normal" fo:font-weight="normal" officeooo:rsid="00489d87" officeooo:paragraph-rsid="00489d87" fo:background-color="#1e1e1e" style:font-size-asian="18pt" style:font-style-asian="normal" style:font-weight-asian="bold" style:font-size-complex="18pt" style:font-style-complex="normal" style:font-weight-complex="bold"/>
    </style:style>
    <style:style style:name="P58" style:family="paragraph" style:parent-style-name="Standard">
      <style:paragraph-properties style:line-height-at-least="0.198in"/>
      <style:text-properties fo:color="#d4d4d4" style:font-name="Droid Sans Mono" fo:font-size="20pt" fo:font-weight="normal" fo:background-color="#1e1e1e" style:font-size-asian="20pt" style:font-size-complex="20pt"/>
    </style:style>
    <style:style style:name="P59" style:family="paragraph" style:parent-style-name="Standard">
      <style:text-properties fo:color="#d4d4d4" style:font-name="Droid Sans Mono" fo:font-size="20pt" fo:font-weight="normal" officeooo:rsid="0054238a" officeooo:paragraph-rsid="0054238a" fo:background-color="#1e1e1e" style:font-size-asian="20pt" style:font-size-complex="20pt"/>
    </style:style>
    <style:style style:name="P60" style:family="paragraph" style:parent-style-name="Standard">
      <style:text-properties fo:color="#d4d4d4" style:font-name="Droid Sans Mono" fo:font-size="20pt" fo:font-weight="normal" officeooo:rsid="00582558" officeooo:paragraph-rsid="00582558" fo:background-color="#1e1e1e" style:font-size-asian="20pt" style:font-size-complex="20pt"/>
    </style:style>
    <style:style style:name="P61" style:family="paragraph" style:parent-style-name="Standard">
      <style:paragraph-properties fo:text-align="start" style:justify-single-word="false"/>
      <style:text-properties fo:color="#d4d4d4" style:font-name="Droid Sans Mono" fo:font-size="20pt" fo:font-weight="normal" officeooo:rsid="0033d2c1" officeooo:paragraph-rsid="0033d2c1" fo:background-color="#1e1e1e" style:font-size-asian="20pt" style:font-weight-asian="bold" style:font-size-complex="20pt" style:font-weight-complex="bold"/>
    </style:style>
    <style:style style:name="P62" style:family="paragraph" style:parent-style-name="Standard">
      <style:paragraph-properties style:line-height-at-least="0.198in"/>
      <style:text-properties fo:color="#d4d4d4" style:font-name="Droid Sans Mono" fo:font-size="22pt" fo:font-weight="normal" fo:background-color="#1e1e1e" style:font-size-asian="22pt" style:font-size-complex="22pt"/>
    </style:style>
    <style:style style:name="P63" style:family="paragraph" style:parent-style-name="Standard">
      <style:paragraph-properties style:line-height-at-least="0.198in"/>
    </style:style>
    <style:style style:name="P64" style:family="paragraph" style:parent-style-name="Standard">
      <style:paragraph-properties style:line-height-at-least="0.198in"/>
      <style:text-properties fo:color="#6a9955" style:font-name="Droid Sans Mono" fo:font-size="10.5pt" fo:font-weight="normal" fo:background-color="#1e1e1e"/>
    </style:style>
    <style:style style:name="P65" style:family="paragraph" style:parent-style-name="Standard">
      <style:paragraph-properties style:line-height-at-least="0.198in"/>
      <style:text-properties fo:color="#6a9955" style:font-name="Droid Sans Mono" fo:font-size="10.5pt" fo:font-style="normal" fo:font-weight="normal" officeooo:rsid="00489d87" officeooo:paragraph-rsid="00489d87" fo:background-color="#1e1e1e" style:font-size-asian="18pt" style:font-style-asian="normal" style:font-weight-asian="bold" style:font-size-complex="18pt" style:font-style-complex="normal" style:font-weight-complex="bold"/>
    </style:style>
    <style:style style:name="P66" style:family="paragraph" style:parent-style-name="Standard">
      <style:paragraph-properties style:line-height-at-least="0.198in"/>
      <style:text-properties fo:color="#6a9955" style:font-name="Droid Sans Mono" fo:font-size="20pt" fo:font-weight="normal" fo:background-color="#1e1e1e" style:font-size-asian="20pt" style:font-size-complex="20pt"/>
    </style:style>
    <style:style style:name="P67" style:family="paragraph" style:parent-style-name="Standard">
      <style:paragraph-properties style:line-height-at-least="0.198in"/>
      <style:text-properties fo:color="#6a9955" style:font-name="Droid Sans Mono" fo:font-size="22pt" fo:font-style="normal" fo:font-weight="normal" officeooo:rsid="004e3f7e" officeooo:paragraph-rsid="004e3f7e" fo:background-color="#1e1e1e" style:font-size-asian="22pt" style:font-style-asian="normal" style:font-weight-asian="bold" style:font-size-complex="22pt" style:font-style-complex="normal" style:font-weight-complex="bold"/>
    </style:style>
    <style:style style:name="P68" style:family="paragraph" style:parent-style-name="Standard">
      <style:paragraph-properties style:line-height-at-least="0.198in"/>
      <style:text-properties fo:color="#6a9955" style:font-name="Droid Sans Mono" fo:font-size="22pt" fo:font-style="normal" fo:font-weight="normal" officeooo:rsid="0050bed4" officeooo:paragraph-rsid="0050bed4" fo:background-color="#1e1e1e" style:font-size-asian="22pt" style:font-style-asian="normal" style:font-weight-asian="bold" style:font-size-complex="22pt" style:font-style-complex="normal" style:font-weight-complex="bold"/>
    </style:style>
    <style:style style:name="P69" style:family="paragraph" style:parent-style-name="Standard">
      <style:paragraph-properties style:line-height-at-least="0.198in"/>
      <style:text-properties fo:color="#6a9955" style:font-name="Droid Sans Mono" fo:font-size="22pt" fo:font-weight="normal" fo:background-color="#1e1e1e" style:font-size-asian="22pt" style:font-size-complex="22pt"/>
    </style:style>
    <style:style style:name="P70" style:family="paragraph" style:parent-style-name="Standard">
      <style:paragraph-properties fo:text-align="start" style:justify-single-word="false"/>
      <style:text-properties fo:font-size="20pt" fo:font-weight="bold" officeooo:rsid="003422cd" officeooo:paragraph-rsid="003422cd" style:font-size-asian="20pt" style:font-weight-asian="bold" style:font-size-complex="20pt" style:font-weight-complex="bold"/>
    </style:style>
    <style:style style:name="P71" style:family="paragraph" style:parent-style-name="Standard">
      <style:paragraph-properties style:line-height-at-least="0.198in"/>
      <style:text-properties fo:font-size="20pt" style:font-size-asian="20pt" style:font-size-complex="20pt"/>
    </style:style>
    <style:style style:name="P72" style:family="paragraph" style:parent-style-name="Standard">
      <style:text-properties fo:font-size="20pt" officeooo:rsid="0054238a" officeooo:paragraph-rsid="0054238a" style:font-size-asian="20pt" style:font-size-complex="20pt"/>
    </style:style>
    <style:style style:name="P73" style:family="paragraph" style:parent-style-name="Standard">
      <style:text-properties fo:font-size="20pt" officeooo:rsid="0054d164" officeooo:paragraph-rsid="0054d164" style:font-size-asian="20pt" style:font-size-complex="20pt"/>
    </style:style>
    <style:style style:name="P74" style:family="paragraph" style:parent-style-name="Standard">
      <style:text-properties fo:font-size="20pt" officeooo:rsid="00582558" officeooo:paragraph-rsid="00582558" style:font-size-asian="20pt" style:font-size-complex="20pt"/>
    </style:style>
    <style:style style:name="P75" style:family="paragraph" style:parent-style-name="Standard">
      <style:paragraph-properties style:line-height-at-least="0.198in"/>
      <style:text-properties fo:font-size="24pt" fo:font-style="normal" fo:font-weight="bold" officeooo:rsid="0037c982" officeooo:paragraph-rsid="0037c982" style:font-size-asian="24pt" style:font-style-asian="normal" style:font-weight-asian="bold" style:font-size-complex="24pt" style:font-style-complex="normal" style:font-weight-complex="bold"/>
    </style:style>
    <style:style style:name="P76" style:family="paragraph" style:parent-style-name="Standard">
      <style:paragraph-properties style:line-height-at-least="0.198in"/>
      <style:text-properties fo:font-size="22pt" style:font-size-asian="22pt" style:font-size-complex="22pt"/>
    </style:style>
    <style:style style:name="P77" style:family="paragraph" style:parent-style-name="Standard">
      <style:paragraph-properties style:line-height-at-least="0.198in"/>
      <style:text-properties fo:font-size="22pt" fo:font-weight="normal" style:font-size-asian="22pt" style:font-size-complex="22pt"/>
    </style:style>
    <style:style style:name="P78" style:family="paragraph" style:parent-style-name="Standard">
      <style:paragraph-properties fo:margin-top="0in" fo:margin-bottom="0.1965in" loext:contextual-spacing="false" style:line-height-at-least="0.198in"/>
      <style:text-properties fo:color="#d4d4d4" style:font-name="Droid Sans Mono" fo:font-size="10.5pt" fo:font-weight="normal" fo:background-color="#1e1e1e"/>
    </style:style>
    <style:style style:name="P79" style:family="paragraph" style:parent-style-name="Standard">
      <style:paragraph-properties fo:margin-top="0in" fo:margin-bottom="0.1965in" loext:contextual-spacing="false" style:line-height-at-least="0.198in"/>
      <style:text-properties fo:color="#d4d4d4" style:font-name="Droid Sans Mono" fo:font-size="20pt" fo:font-weight="normal" fo:background-color="#1e1e1e" style:font-size-asian="20pt" style:font-size-complex="20pt"/>
    </style:style>
    <style:style style:name="P80" style:family="paragraph" style:parent-style-name="Standard">
      <style:paragraph-properties fo:margin-top="0in" fo:margin-bottom="0.1965in" loext:contextual-spacing="false" style:line-height-at-least="0.198in"/>
      <style:text-properties fo:font-size="22pt" style:font-size-asian="22pt" style:font-size-complex="22pt"/>
    </style:style>
    <style:style style:name="P81" style:family="paragraph" style:parent-style-name="Standard">
      <style:paragraph-properties fo:margin-top="0in" fo:margin-bottom="0.1965in" loext:contextual-spacing="false" style:line-height-at-least="0.198in"/>
      <style:text-properties fo:font-size="20pt" style:font-size-asian="20pt" style:font-size-complex="20pt"/>
    </style:style>
    <style:style style:name="T1" style:family="text">
      <style:text-properties officeooo:rsid="000ad3e6"/>
    </style:style>
    <style:style style:name="T2" style:family="text">
      <style:text-properties officeooo:rsid="000eb1e7"/>
    </style:style>
    <style:style style:name="T3" style:family="text">
      <style:text-properties officeooo:rsid="0015e6dd"/>
    </style:style>
    <style:style style:name="T4" style:family="text">
      <style:text-properties fo:font-weight="bold" style:font-weight-asian="bold" style:font-weight-complex="bold"/>
    </style:style>
    <style:style style:name="T5" style:family="text">
      <style:text-properties fo:font-weight="bold" officeooo:rsid="0019f5f4" style:font-weight-asian="bold" style:font-weight-complex="bold"/>
    </style:style>
    <style:style style:name="T6" style:family="text">
      <style:text-properties officeooo:rsid="001f07f9"/>
    </style:style>
    <style:style style:name="T7" style:family="text">
      <style:text-properties fo:font-weight="normal" style:font-weight-asian="normal" style:font-weight-complex="normal"/>
    </style:style>
    <style:style style:name="T8" style:family="text">
      <style:text-properties fo:font-weight="normal" officeooo:rsid="00273783" style:font-weight-asian="normal" style:font-weight-complex="normal"/>
    </style:style>
    <style:style style:name="T9" style:family="text">
      <style:text-properties fo:font-weight="normal" officeooo:rsid="0027fe10" style:font-weight-asian="normal" style:font-weight-complex="normal"/>
    </style:style>
    <style:style style:name="T10" style:family="text">
      <style:text-properties officeooo:rsid="0021e817"/>
    </style:style>
    <style:style style:name="T11" style:family="text">
      <style:text-properties officeooo:rsid="0027fe10"/>
    </style:style>
    <style:style style:name="T12" style:family="text">
      <style:text-properties fo:color="#569cd6"/>
    </style:style>
    <style:style style:name="T13" style:family="text">
      <style:text-properties fo:color="#569cd6" style:font-weight-asian="normal" style:font-weight-complex="normal"/>
    </style:style>
    <style:style style:name="T14" style:family="text">
      <style:text-properties fo:color="#d4d4d4" style:font-name="Droid Sans Mono" fo:background-color="#1e1e1e" loext:char-shading-value="0"/>
    </style:style>
    <style:style style:name="T15" style:family="text">
      <style:text-properties style:font-weight-asian="normal" style:font-weight-complex="normal"/>
    </style:style>
    <style:style style:name="T16" style:family="text">
      <style:text-properties fo:color="#9cdcfe"/>
    </style:style>
    <style:style style:name="T17" style:family="text">
      <style:text-properties fo:color="#9cdcfe" style:font-weight-asian="normal" style:font-weight-complex="normal"/>
    </style:style>
    <style:style style:name="T18" style:family="text">
      <style:text-properties fo:color="#9cdcfe" style:font-name="Droid Sans Mono" fo:background-color="#1e1e1e" loext:char-shading-value="0"/>
    </style:style>
    <style:style style:name="T19" style:family="text">
      <style:text-properties fo:color="#ce9178"/>
    </style:style>
    <style:style style:name="T20" style:family="text">
      <style:text-properties fo:color="#ce9178" style:font-weight-asian="normal" style:font-weight-complex="normal"/>
    </style:style>
    <style:style style:name="T21" style:family="text">
      <style:text-properties fo:color="#ce9178" style:font-name="Droid Sans Mono" fo:background-color="#1e1e1e" loext:char-shading-value="0"/>
    </style:style>
    <style:style style:name="T22" style:family="text">
      <style:text-properties fo:color="#dcdcaa"/>
    </style:style>
    <style:style style:name="T23" style:family="text">
      <style:text-properties fo:color="#dcdcaa" style:font-name="Droid Sans Mono" fo:background-color="#1e1e1e" loext:char-shading-value="0"/>
    </style:style>
    <style:style style:name="T24" style:family="text">
      <style:text-properties fo:color="#4ec9b0"/>
    </style:style>
    <style:style style:name="T25" style:family="text">
      <style:text-properties officeooo:rsid="003636bc"/>
    </style:style>
    <style:style style:name="T26" style:family="text">
      <style:text-properties fo:color="#4fc1ff"/>
    </style:style>
    <style:style style:name="T27" style:family="text">
      <style:text-properties fo:color="#4fc1ff" style:font-name="Droid Sans Mono" fo:background-color="#1e1e1e" loext:char-shading-value="0"/>
    </style:style>
    <style:style style:name="T28" style:family="text">
      <style:text-properties fo:color="#c586c0"/>
    </style:style>
    <style:style style:name="T29" style:family="text">
      <style:text-properties officeooo:rsid="004d620e"/>
    </style:style>
    <style:style style:name="T30" style:family="text">
      <style:text-properties fo:color="#b5cea8"/>
    </style:style>
    <style:style style:name="T31" style:family="text">
      <style:text-properties fo:color="#b5cea8" style:font-name="Droid Sans Mono" fo:background-color="#1e1e1e"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deJS</text:p>
      <text:p text:style-name="P5"/>
      <text:p text:style-name="P6">Introduction:</text:p>
      <text:p text:style-name="P5"/>
      <text:p text:style-name="P18">NodeJs is the environment for building scalable and real time applications. It is asynchronous by default so it can handle more requests then a blocking synchronous framework like Rails, .NET etc.</text:p>
      <text:p text:style-name="P18"/>
      <text:p text:style-name="P7">Asynchronous Execution:</text:p>
      <text:p text:style-name="P18">In NodeJs we have only one thread that perform asynchronous execution and handles all the requests. <text:span text:style-name="T2">And it does it with the Event Loop. When a request is handling an IO Operation, NodeJS does not wait for it to finish its execution instead it moves on to handle another request while listening to the event loop in background. When the previous requests finishes its IO, it emits an event and NodeJs thread listens to it and returns to handle that request again.</text:span></text:p>
      <text:p text:style-name="P18"/>
      <text:p text:style-name="P8">When to use NodeJS:</text:p>
      <text:p text:style-name="P18">NodeJS should only be preferred for use for data-driven or even based programs/applications. When we are in need of hefty CPU Usage, it is preferred not to use NodeJs.</text:p>
      <text:p text:style-name="P18"/>
      <text:p text:style-name="P18"><text:span text:style-name="T5">NodeJS Execution:</text:span><text:tab/></text:p>
      <text:p text:style-name="P19">It is to be noted that NodeJS is run on V8 that is wrapped around by C++ code. And it is wrong to say the NodeJs is a framework; it is not a framework but an environment for building highly scalable real time applications.</text:p>
      <text:p text:style-name="P9">Difference between NodeJs and Browser:</text:p>
      <text:p text:style-name="P20">Window Object and Document object that are provided with the run-time environment provided by browsers are not available in the NodeJS. Instead we get other modules in NodeJS like HTTP, FS, OS and Events.</text:p>
      <text:p text:style-name="P20"/>
      <text:p text:style-name="P20"/>
      <text:p text:style-name="P10"><text:soft-page-break/>Advantages of NodeJs;</text:p>
      <text:p text:style-name="P21">One of the biggest advantages of NodeJs is that there are hundreds of modules that open source and available to use thus saving us time of re inventing the wheel.</text:p>
      <text:p text:style-name="P21"/>
      <text:p text:style-name="P22">In NodeJs we can also build our own modules for use and this is very helpful.</text:p>
      <text:p text:style-name="P22"/>
      <text:p text:style-name="P11">Global Objects:</text:p>
      <text:p text:style-name="P23">In NodeJS we have global objects with global scope, it means that we can access it from anywhere inside the nodejs application. A very useful and one of the most useful Global Object in NodeJs is the ‘console’ object.</text:p>
      <text:p text:style-name="P23"/>
      <text:p text:style-name="P24">There are also global functions such as setTimeout(callback,<text:span text:style-name="T1">delay</text:span>)</text:p>
      <text:p text:style-name="P24">, <text:span text:style-name="T1">clearTimeout(),setInterval(function,delay), // To repeatedly call a function after given delay and clearInterval() to stop the interval from repetitive execution.</text:span></text:p>
      <text:p text:style-name="P24"/>
      <text:p text:style-name="P24"/>
      <text:p text:style-name="P25">In Browsers we have window object to access the global objects and functions e.g window.console.log(), window.setTimeout() etc. (Though we don’t use it like this but browsers by itself embeds the ‘window(dot)’ As prefix to the console.log()).</text:p>
      <text:p text:style-name="P25"/>
      <text:p text:style-name="P26">Instead in NodeJs we have ‘global’ object that can be used to access the global <text:span text:style-name="T3">functions</text:span>.</text:p>
      <text:p text:style-name="P26"/>
      <text:p text:style-name="P26">Var Example = “This is global object”</text:p>
      <text:p text:style-name="P26">//As var is globally scoped we can use ‘Window’ in browsers to access it e.g Window.Example</text:p>
      <text:p text:style-name="P26"/>
      <text:p text:style-name="P27">But in NodeJs this var object is not added into the Global object instead its scope is limited to the file it was created in. And this is because of the <text:span text:style-name="T6">modular</text:span> nature of NodeJS.</text:p>
      <text:p text:style-name="P26"><text:soft-page-break/></text:p>
      <text:p text:style-name="P12">Modules:</text:p>
      <text:p text:style-name="P12"/>
      <text:p text:style-name="P28">In <text:span text:style-name="T10">the client-side java-script when we create a variable or function it is added to the ‘window’ object and can be accessed from anywhere inside the application but that can be a problem.</text:span></text:p>
      <text:p text:style-name="P29"/>
      <text:p text:style-name="P33"><text:span text:style-name="T7">Var sayHello = function(){</text:span></text:p>
      <text:p text:style-name="P33"><text:span text:style-name="T7"><text:tab/>console.log(“Hello”);</text:span></text:p>
      <text:p text:style-name="P33"><text:span text:style-name="T7">}</text:span></text:p>
      <text:p text:style-name="P33"><text:span text:style-name="T7"/></text:p>
      <text:p text:style-name="P34"><text:span text:style-name="T7">window.sayHello();</text:span></text:p>
      <text:p text:style-name="P13"><text:span text:style-name="T7"/></text:p>
      <text:p text:style-name="P14"><text:span text:style-name="T7">In NodeJs we may have multiple files and one variable name might be used in many of these files, so added it to the ‘Global’ Object </text:span><text:span text:style-name="T8">will overwrite the objects and that</text:span><text:span text:style-name="T7"> might be an issue so, NodeJs does not add the variables created to ‘Global’ Object on its own. </text:span><text:span text:style-name="T8">So in order to developer reliable and maintainable applications we should avoid defining the variables and functions in the global scope instead we modularity. We need to create small building blocks or modules where we define our variables and functions so that they don’t overwrite variables and functions defined in other modules.</text:span></text:p>
      <text:p text:style-name="P14"><text:span text:style-name="T8"/></text:p>
      <text:p text:style-name="P15"><text:span text:style-name="T7">In NodeJs core we have this concept that every file in NodeJs application is a module and all variables + functions defined in that module are not available outside the container. In OOP terms we can say that they are ‘private’. </text:span><text:span text:style-name="T9">* And if you want to use that private variables or functions outside the module you need to explicitly export it and make it ‘public’.</text:span></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oft-page-break/><text:span text:style-name="T11">‘Module’ Object:</text:span></text:p>
      <text:p text:style-name="P30"/>
      <text:p text:style-name="P31">In nodejs every file is a module and have access to a ‘private’ variable named ‘Module’. It might appear that it is Global but actually it is not. It has the following structure.</text:p>
      <text:p text:style-name="P31"/>
      <text:p text:style-name="P32">Module{</text:p>
      <text:p text:style-name="P32"><text:tab/>id:’’,</text:p>
      <text:p text:style-name="P32"><text:tab/>exports:{},</text:p>
      <text:p text:style-name="P32"><text:tab/>parent:null,</text:p>
      <text:p text:style-name="P32"><text:tab/>filename:’’,</text:p>
      <text:p text:style-name="P32"><text:tab/>loaded:false,</text:p>
      <text:p text:style-name="P32"><text:tab/>children[],</text:p>
      <text:p text:style-name="P32"><text:tab/>paths:[]</text:p>
      <text:p text:style-name="P32">}</text:p>
      <text:p text:style-name="P15"><text:span text:style-name="T9"/></text:p>
      <text:p text:style-name="P15"><text:span text:style-name="T9"/></text:p>
      <text:p text:style-name="P15"><text:span text:style-name="T9"/></text:p>
      <text:p text:style-name="P16"><text:span text:style-name="T9">L</text:span><text:span text:style-name="T7">ogger/Logger.js</text:span></text:p>
      <text:p text:style-name="P61"><text:span text:style-name="T13">var</text:span><text:span text:style-name="T15"> </text:span><text:span text:style-name="T17">url</text:span><text:span text:style-name="T15"> = </text:span><text:span text:style-name="T20">'http://loggerService.io/log'</text:span><text:span text:style-name="T15">;</text:span></text:p>
      <text:p text:style-name="P71"/>
      <text:p text:style-name="P58"><text:span text:style-name="T12">var</text:span> <text:span text:style-name="T22">log</text:span> = <text:span text:style-name="T12">function</text:span>(<text:span text:style-name="T16">message</text:span>){</text:p>
      <text:p text:style-name="P71"/>
      <text:p text:style-name="P58"><text:span text:style-name="T16">console</text:span>.<text:span text:style-name="T22">log</text:span>(<text:span text:style-name="T16">message</text:span>);</text:p>
      <text:p text:style-name="P58">}</text:p>
      <text:p text:style-name="P71"/>
      <text:p text:style-name="P58"><text:span text:style-name="T24">module</text:span>.<text:span text:style-name="T24">exports</text:span>.<text:span text:style-name="T16">log</text:span> = <text:span text:style-name="T22">log</text:span>;</text:p>
      <text:p text:style-name="P58"/>
      <text:p text:style-name="P53"/>
      <text:p text:style-name="P54"/>
      <text:p text:style-name="P16"><text:span text:style-name="T7"/></text:p>
      <text:p text:style-name="P15"><text:span text:style-name="T9"/></text:p>
      <text:p text:style-name="P17"><text:span text:style-name="T7">App.js</text:span></text:p>
      <text:p text:style-name="P17"><text:span text:style-name="T7"/></text:p>
      <text:p text:style-name="P66"><text:soft-page-break/>//It is always a better idea to keep the module imports as const so that we can avoid accident overwriting</text:p>
      <text:p text:style-name="P58"><text:span text:style-name="T12">var</text:span> <text:span text:style-name="T16">logger</text:span> = <text:span text:style-name="T22">require</text:span>(<text:span text:style-name="T19">'./Logger/logger'</text:span>);</text:p>
      <text:p text:style-name="P79"><text:line-break/></text:p>
      <text:p text:style-name="P66">// console.log(module);</text:p>
      <text:p text:style-name="P66">// console.log(logger);</text:p>
      <text:p text:style-name="P58"><text:span text:style-name="T16">logger</text:span>.<text:span text:style-name="T22">log</text:span>(<text:span text:style-name="T19">"This is the message"</text:span>);</text:p>
      <text:p text:style-name="P70"><text:span text:style-name="T7"/></text:p>
      <text:p text:style-name="P24"/>
      <text:p text:style-name="P24"/>
      <text:p text:style-name="P18"><text:s/><text:span text:style-name="T25">Output:</text:span></text:p>
      <text:p text:style-name="P18"/>
      <text:p text:style-name="P35">Module {</text:p>
      <text:p text:style-name="P35"><text:s text:c="2"/>id: '.',</text:p>
      <text:p text:style-name="P35"><text:s text:c="2"/>path: '/home/dell/Work/Personal/NodeJsPractice',</text:p>
      <text:p text:style-name="P35"><text:s text:c="2"/>exports: {},</text:p>
      <text:p text:style-name="P35"><text:s text:c="2"/>parent: null,</text:p>
      <text:p text:style-name="P35"><text:s text:c="2"/>filename: '/home/dell/Work/Personal/NodeJsPractice/app.js',</text:p>
      <text:p text:style-name="P35"><text:s text:c="2"/>loaded: false,</text:p>
      <text:p text:style-name="P35"><text:s text:c="2"/>children: [</text:p>
      <text:p text:style-name="P35"><text:s text:c="4"/>Module {</text:p>
      <text:p text:style-name="P35"><text:s text:c="6"/>id: '/home/dell/Work/Personal/NodeJsPractice/Logger/logger.js',</text:p>
      <text:p text:style-name="P35"><text:s text:c="6"/>path: '/home/dell/Work/Personal/NodeJsPractice/Logger',</text:p>
      <text:p text:style-name="P35"><text:s text:c="6"/>exports: [Object],</text:p>
      <text:p text:style-name="P35"><text:s text:c="6"/>parent: [Circular],</text:p>
      <text:p text:style-name="P35"><text:s text:c="6"/>filename: '/home/dell/Work/Personal/NodeJsPractice/Logger/logger.js',</text:p>
      <text:p text:style-name="P35"><text:s text:c="6"/>loaded: true,</text:p>
      <text:p text:style-name="P35"><text:s text:c="6"/>children: [],</text:p>
      <text:p text:style-name="P35"><text:s text:c="6"/>paths: [Array]</text:p>
      <text:p text:style-name="P35"><text:soft-page-break/><text:s text:c="4"/>}</text:p>
      <text:p text:style-name="P35"><text:s text:c="2"/>],</text:p>
      <text:p text:style-name="P35"><text:s text:c="2"/>paths: [</text:p>
      <text:p text:style-name="P35"><text:s text:c="4"/>'/home/dell/Work/Personal/NodeJsPractice/node_modules',</text:p>
      <text:p text:style-name="P35"><text:s text:c="4"/>'/home/dell/Work/Personal/node_modules',</text:p>
      <text:p text:style-name="P35"><text:s text:c="4"/>'/home/dell/Work/node_modules',</text:p>
      <text:p text:style-name="P35"><text:s text:c="4"/>'/home/dell/node_modules',</text:p>
      <text:p text:style-name="P35"><text:s text:c="4"/>'/home/node_modules',</text:p>
      <text:p text:style-name="P35"><text:s text:c="4"/>'/node_modules'</text:p>
      <text:p text:style-name="P35"><text:s text:c="2"/>]</text:p>
      <text:p text:style-name="P35">}</text:p>
      <text:p text:style-name="P35">{ log: [Function: log] }</text:p>
      <text:p text:style-name="P35">This is the message</text:p>
      <text:p text:style-name="P35"/>
      <text:p text:style-name="P35"/>
      <text:p text:style-name="P35"/>
      <text:p text:style-name="P35"/>
      <text:p text:style-name="P75">JSHINT: Logs error of a file</text:p>
      <text:p text:style-name="P44">When we write a code in NodeJs file it does not actually execute it as it is; it actually wraps the code in a function and executes that function.</text:p>
      <text:p text:style-name="P44"/>
      <text:p text:style-name="P44">This function has following Parameters:</text:p>
      <text:p text:style-name="P44">1) exports</text:p>
      <text:p text:style-name="P44">2) require</text:p>
      <text:p text:style-name="P44">3) module</text:p>
      <text:p text:style-name="P44">4) __filename</text:p>
      <text:p text:style-name="P44">5) __dirname</text:p>
      <text:p text:style-name="P44"><text:s/></text:p>
      <text:p text:style-name="P45">And this function is a immediately invoked function.</text:p>
      <text:p text:style-name="P45"/>
      <text:p text:style-name="P45">(function(exports,require,module,__filename,__dirname){})</text:p>
      <text:p text:style-name="P45"/>
      <text:p text:style-name="P45"/>
      <text:p text:style-name="P46">This function is called <text:span text:style-name="T4">Module Wrapper function</text:span></text:p>
      <text:p text:style-name="P46"><text:soft-page-break/><text:span text:style-name="T4"/></text:p>
      <text:p text:style-name="P47"><text:span text:style-name="T4">PATH MODULE:</text:span></text:p>
      <text:p text:style-name="P55"><text:span text:style-name="T12">const</text:span> <text:span text:style-name="T26">pathObj</text:span> = <text:span text:style-name="T22">require</text:span>(<text:span text:style-name="T19">'path'</text:span>);</text:p>
      <text:p text:style-name="P55"><text:span text:style-name="T12">var</text:span> <text:span text:style-name="T16">filePath</text:span> = <text:span text:style-name="T26">pathObj</text:span>.<text:span text:style-name="T22">parse</text:span>(<text:span text:style-name="T16">__filename</text:span>);</text:p>
      <text:p text:style-name="P53"><text:span text:style-name="T16">console</text:span>.<text:span text:style-name="T22">log</text:span>(<text:span text:style-name="T16">filePath</text:span>.<text:span text:style-name="T16">dir</text:span>);</text:p>
      <text:p text:style-name="P53"><text:span text:style-name="T16">console</text:span>.<text:span text:style-name="T22">log</text:span>(<text:span text:style-name="T16">filePath</text:span>.<text:span text:style-name="T16">ext</text:span>);</text:p>
      <text:p text:style-name="P53"><text:span text:style-name="T16">console</text:span>.<text:span text:style-name="T22">log</text:span>(<text:span text:style-name="T16">filePath</text:span>.<text:span text:style-name="T16">root</text:span>);</text:p>
      <text:p text:style-name="P53"><text:span text:style-name="T16">console</text:span>.<text:span text:style-name="T22">log</text:span>(<text:span text:style-name="T16">filePath</text:span>.<text:span text:style-name="T16">name</text:span>);</text:p>
      <text:p text:style-name="P53"><text:span text:style-name="T16">console</text:span>.<text:span text:style-name="T22">log</text:span>(<text:span text:style-name="T16">filePath</text:span>.<text:span text:style-name="T16">base</text:span>);</text:p>
      <text:p text:style-name="P48">Output:</text:p>
      <text:p text:style-name="P48">/home/dell/Work/Personal/NodeJsPractice</text:p>
      <text:p text:style-name="P48">.js</text:p>
      <text:p text:style-name="P48">/</text:p>
      <text:p text:style-name="P48">app</text:p>
      <text:p text:style-name="P48">app.js</text:p>
      <text:p text:style-name="P36"/>
      <text:p text:style-name="P37">OS Module:</text:p>
      <text:p text:style-name="P56"><text:span text:style-name="T12">var</text:span> <text:span text:style-name="T16">os</text:span> = <text:span text:style-name="T22">require</text:span>(<text:span text:style-name="T19">'os'</text:span>);</text:p>
      <text:p text:style-name="P56"><text:span text:style-name="T12">var</text:span> <text:span text:style-name="T16">upTime</text:span> =<text:span text:style-name="T16">os</text:span>.<text:span text:style-name="T22">uptime</text:span>();</text:p>
      <text:p text:style-name="P53"><text:span text:style-name="T12">var</text:span> <text:span text:style-name="T16">totalMem</text:span> = <text:span text:style-name="T16">os</text:span>.<text:span text:style-name="T22">totalmem</text:span>();</text:p>
      <text:p text:style-name="P53"><text:span text:style-name="T12">var</text:span> <text:span text:style-name="T16">type</text:span> = <text:span text:style-name="T16">os</text:span>.<text:span text:style-name="T22">type</text:span>();</text:p>
      <text:p text:style-name="P53"><text:span text:style-name="T12">var</text:span> <text:span text:style-name="T16">userInfo</text:span> = <text:span text:style-name="T16">os</text:span>.<text:span text:style-name="T22">userInfo</text:span>();</text:p>
      <text:p text:style-name="P53"><text:span text:style-name="T12">var</text:span> <text:span text:style-name="T16">varsion</text:span> = <text:span text:style-name="T16">os</text:span>.<text:span text:style-name="T22">version</text:span>();</text:p>
      <text:p text:style-name="P53"><text:span text:style-name="T12">var</text:span> <text:span text:style-name="T16">platform</text:span> = <text:span text:style-name="T16">os</text:span>.<text:span text:style-name="T22">platform</text:span>();</text:p>
      <text:p text:style-name="P53"><text:span text:style-name="T12">var</text:span> <text:span text:style-name="T16">freeMem</text:span> = <text:span text:style-name="T16">os</text:span>.<text:span text:style-name="T22">freemem</text:span>(); </text:p>
      <text:p text:style-name="P53"><text:span text:style-name="T16">console</text:span>.<text:span text:style-name="T22">log</text:span>(<text:span text:style-name="T19">`Up Time of machine = </text:span><text:span text:style-name="T12">${</text:span><text:span text:style-name="T16">upTime</text:span><text:span text:style-name="T12">}</text:span><text:span text:style-name="T19">`</text:span>);</text:p>
      <text:p text:style-name="P53"><text:span text:style-name="T16">console</text:span>.<text:span text:style-name="T22">log</text:span>(<text:span text:style-name="T19">`Type machine = </text:span><text:span text:style-name="T12">${</text:span><text:span text:style-name="T16">type</text:span><text:span text:style-name="T12">}</text:span><text:span text:style-name="T19">`</text:span>);</text:p>
      <text:p text:style-name="P53"><text:span text:style-name="T16">console</text:span>.<text:span text:style-name="T22">log</text:span>(<text:span text:style-name="T19">`Total Memory machine = </text:span><text:span text:style-name="T12">${</text:span><text:span text:style-name="T16">totalMem</text:span><text:span text:style-name="T12">}</text:span><text:span text:style-name="T19">`</text:span>);</text:p>
      <text:p text:style-name="P53"><text:span text:style-name="T16">console</text:span>.<text:span text:style-name="T22">table</text:span>(<text:span text:style-name="T16">userInfo</text:span>);</text:p>
      <text:p text:style-name="P53"><text:span text:style-name="T16">console</text:span>.<text:span text:style-name="T22">log</text:span>(<text:span text:style-name="T19">`Version of machine = </text:span><text:span text:style-name="T12">${</text:span><text:span text:style-name="T16">varsion</text:span><text:span text:style-name="T12">}</text:span><text:span text:style-name="T19">`</text:span>);</text:p>
      <text:p text:style-name="P53"><text:span text:style-name="T16">console</text:span>.<text:span text:style-name="T22">log</text:span>(<text:span text:style-name="T19">`Platform of machine = </text:span><text:span text:style-name="T12">${</text:span><text:span text:style-name="T16">platform</text:span><text:span text:style-name="T12">}</text:span><text:span text:style-name="T19">`</text:span>);</text:p>
      <text:p text:style-name="P53"><text:span text:style-name="T16">console</text:span>.<text:span text:style-name="T22">log</text:span>(<text:span text:style-name="T19">`Free Memory of machine = </text:span><text:span text:style-name="T12">${</text:span><text:span text:style-name="T16">freeMem</text:span><text:span text:style-name="T12">}</text:span><text:span text:style-name="T19">`</text:span>);</text:p>
      <text:p text:style-name="P53"/>
      <text:p text:style-name="P38">Output:</text:p>
      <text:p text:style-name="P49">Up Time of machine = 178731</text:p>
      <text:p text:style-name="P49">Type machine = Linux</text:p>
      <text:p text:style-name="P49">Total Memory machine = 16612904960</text:p>
      <text:p text:style-name="P49"/>
      <text:p text:style-name="P49"/>
      <text:p text:style-name="P49"/>
      <text:p text:style-name="P49"/>
      <text:p text:style-name="P49"><text:soft-page-break/></text:p>
      <text:p text:style-name="P49">┌──────────┬──────────────┐</text:p>
      <text:p text:style-name="P49">│ (index) <text:s/>│ <text:s text:c="3"/>Values <text:s text:c="3"/>│</text:p>
      <text:p text:style-name="P49">├──────────┼──────────────┤</text:p>
      <text:p text:style-name="P49">│ <text:s text:c="2"/>uid <text:s text:c="3"/>│ <text:s text:c="4"/>1000 <text:s text:c="4"/>│</text:p>
      <text:p text:style-name="P49">│ <text:s text:c="2"/>gid <text:s text:c="3"/>│ <text:s text:c="4"/>1000 <text:s text:c="4"/>│</text:p>
      <text:p text:style-name="P49">│ username │ <text:s text:c="3"/>'dell' <text:s text:c="3"/>│</text:p>
      <text:p text:style-name="P49">│ homedir <text:s/>│ '/home/dell' │</text:p>
      <text:p text:style-name="P49">│ <text:s/>shell <text:s text:c="2"/>│ '/bin/bash' <text:s/>│</text:p>
      <text:p text:style-name="P49">└──────────┴──────────────┘</text:p>
      <text:p text:style-name="P49">Version of machine = #31-Ubuntu SMP Tue Jul 17 15:39:52 UTC 2018</text:p>
      <text:p text:style-name="P49">Platform of machine = linux</text:p>
      <text:p text:style-name="P49">Free Memory of machine = 4142231552</text:p>
      <text:p text:style-name="P49"/>
      <text:p text:style-name="P38"/>
      <text:p text:style-name="P39">FS Module:</text:p>
      <text:p text:style-name="P57"><text:span text:style-name="T12">var</text:span> <text:span text:style-name="T16">fs</text:span> = <text:span text:style-name="T22">require</text:span>(<text:span text:style-name="T19">'fs'</text:span>);</text:p>
      <text:p text:style-name="P65">//FS</text:p>
      <text:p text:style-name="P64">//get all dir in given path</text:p>
      <text:p text:style-name="P53"><text:span text:style-name="T12">var</text:span> <text:span text:style-name="T16">fileDir</text:span> = <text:span text:style-name="T16">fs</text:span>.<text:span text:style-name="T22">readdirSync</text:span>(<text:span text:style-name="T19">'./'</text:span>);</text:p>
      <text:p text:style-name="P53"><text:span text:style-name="T16">console</text:span>.<text:span text:style-name="T22">log</text:span>(<text:span text:style-name="T16">fileDir</text:span>)</text:p>
      <text:p text:style-name="P63"/>
      <text:p text:style-name="P53"><text:span text:style-name="T16">fs</text:span>.<text:span text:style-name="T22">readdir</text:span>(<text:span text:style-name="T19">'./'</text:span>,<text:span text:style-name="T12">function</text:span>(<text:span text:style-name="T16">error</text:span>,<text:span text:style-name="T16">files</text:span>){</text:p>
      <text:p text:style-name="P53"><text:span text:style-name="T28">if</text:span>(<text:span text:style-name="T16">error</text:span>) <text:span text:style-name="T16">console</text:span>.<text:span text:style-name="T22">log</text:span>(<text:span text:style-name="T19">"Error: "</text:span>,<text:span text:style-name="T16">error</text:span>)</text:p>
      <text:p text:style-name="P53"><text:span text:style-name="T28">else</text:span> <text:span text:style-name="T16">console</text:span>.<text:span text:style-name="T22">log</text:span>(<text:span text:style-name="T19">"Asycnhronously fetched files in dir: "</text:span>,<text:span text:style-name="T16">files</text:span>);</text:p>
      <text:p text:style-name="P53">})</text:p>
      <text:p text:style-name="P63"/>
      <text:p text:style-name="P64">//</text:p>
      <text:p text:style-name="P40">Output:</text:p>
      <text:p text:style-name="P40">[ 'Logger', 'app.js' ]</text:p>
      <text:p text:style-name="P40">Asycnhronously fetched files in dir: <text:s/>[ 'Logger', 'app.js' ]</text:p>
      <text:p text:style-name="P40"/>
      <text:p text:style-name="P40"/>
      <text:p text:style-name="P40"/>
      <text:p text:style-name="P40"/>
      <text:p text:style-name="P40"/>
      <text:p text:style-name="P40"/>
      <text:p text:style-name="P41"><text:soft-page-break/>EVENTS IN NODEJS:</text:p>
      <text:p text:style-name="P50"/>
      <text:p text:style-name="P51">Events are a core concept in NodeJs. <text:span text:style-name="T29">An event is basically a signal that something has happened.</text:span></text:p>
      <text:p text:style-name="P51"/>
      <text:p text:style-name="P52">In node we have a class called HTTP that we can use to build a web server. So, we listen to a given port and every time we receive a request on that port, HTTP class raises an event. Now our job is to respond to that event. Basically our job is to reading the request and returning an appropriate response.</text:p>
      <text:p text:style-name="P52"/>
      <text:p text:style-name="P42"/>
      <text:p text:style-name="P42">EVENT MODULE:</text:p>
      <text:p text:style-name="P42"/>
      <text:p text:style-name="P67">//Event Module</text:p>
      <text:p text:style-name="P69">//This is not a function or object. It is a class</text:p>
      <text:p text:style-name="P62"><text:span text:style-name="T12">const</text:span> <text:span text:style-name="T26">EventEmitter</text:span> = <text:span text:style-name="T22">require</text:span>(<text:span text:style-name="T19">'events'</text:span>);</text:p>
      <text:p text:style-name="P62"><text:span text:style-name="T12">const</text:span> <text:span text:style-name="T26">emitter</text:span> = <text:span text:style-name="T12">new</text:span> <text:span text:style-name="T26">EventEmitter</text:span>();</text:p>
      <text:p text:style-name="P69">//Register an event listener</text:p>
      <text:p text:style-name="P62"><text:span text:style-name="T26">emitter</text:span>.<text:span text:style-name="T22">on</text:span>(<text:span text:style-name="T19">'messageLogged'</text:span>,<text:span text:style-name="T12">function</text:span>(){</text:p>
      <text:p text:style-name="P76"/>
      <text:p text:style-name="P62"><text:span text:style-name="T16">console</text:span>.<text:span text:style-name="T22">log</text:span>(<text:span text:style-name="T19">"Listener called for messageLogged"</text:span>)</text:p>
      <text:p text:style-name="P76"/>
      <text:p text:style-name="P62">})</text:p>
      <text:p text:style-name="P80"/>
      <text:p text:style-name="P69">//Raise an event</text:p>
      <text:p text:style-name="P62"><text:span text:style-name="T26">emitter</text:span>.<text:span text:style-name="T22">emit</text:span>(<text:span text:style-name="T19">'messageLogged'</text:span>);</text:p>
      <text:p text:style-name="P78"/>
      <text:p text:style-name="P43">Event Arguments:</text:p>
      <text:p text:style-name="P43"><text:soft-page-break/>Some time when emit a event we might want to pass some parameters/data.</text:p>
      <text:p text:style-name="P68">//Event Module</text:p>
      <text:p text:style-name="P69">//This is not a function or object. It is a class</text:p>
      <text:p text:style-name="P62"><text:span text:style-name="T12">const</text:span> <text:span text:style-name="T26">EventEmitter</text:span> = <text:span text:style-name="T22">require</text:span>(<text:span text:style-name="T19">'events'</text:span>);</text:p>
      <text:p text:style-name="P62"><text:span text:style-name="T12">const</text:span> <text:span text:style-name="T26">emitter</text:span> = <text:span text:style-name="T12">new</text:span> <text:span text:style-name="T26">EventEmitter</text:span>();</text:p>
      <text:p text:style-name="P69">//Register an event listener</text:p>
      <text:p text:style-name="P62"><text:span text:style-name="T26">emitter</text:span>.<text:span text:style-name="T22">on</text:span>(<text:span text:style-name="T19">'messageLogged'</text:span>,<text:span text:style-name="T12">function</text:span>(<text:span text:style-name="T16">eventArgs</text:span>){</text:p>
      <text:p text:style-name="P76"/>
      <text:p text:style-name="P62"><text:span text:style-name="T16">console</text:span>.<text:span text:style-name="T22">log</text:span>(<text:span text:style-name="T19">"Listener called for messageLogged"</text:span>,<text:span text:style-name="T16">eventArgs</text:span>)</text:p>
      <text:p text:style-name="P76"/>
      <text:p text:style-name="P62">})</text:p>
      <text:p text:style-name="P80"/>
      <text:p text:style-name="P69">//Raise an event</text:p>
      <text:p text:style-name="P77"><text:span text:style-name="T27">emitter</text:span><text:span text:style-name="T14">.</text:span><text:span text:style-name="T23">emit</text:span><text:span text:style-name="T14">(</text:span><text:span text:style-name="T21">'messageLogged'</text:span><text:span text:style-name="T14">,{</text:span><text:span text:style-name="T18">name:</text:span><text:span text:style-name="T21">"Umair"</text:span><text:span text:style-name="T14">,</text:span><text:span text:style-name="T18">age:</text:span><text:span text:style-name="T31">22</text:span><text:span text:style-name="T14">});</text:span></text:p>
      <text:p text:style-name="P77"><text:span text:style-name="T14"/></text:p>
      <text:p text:style-name="P77"><text:span text:style-name="T14"/></text:p>
      <text:p text:style-name="P1">In real life it is rare to work with the emitter function directly, because an object created by this class has the scope only to the file it was created in. So, a emitter cant have an event raised from another file. So, for that we create another class.</text:p>
      <text:p text:style-name="P72"/>
      <text:p text:style-name="P59"><text:span text:style-name="T12">const</text:span> { <text:span text:style-name="T24">EventEmitter</text:span> } = <text:span text:style-name="T22">require</text:span>(<text:span text:style-name="T19">"events"</text:span>);</text:p>
      <text:p text:style-name="P58"><text:span text:style-name="T12">var</text:span> <text:span text:style-name="T16">url</text:span> = <text:span text:style-name="T19">'http://loggerService.io/log'</text:span>;</text:p>
      <text:p text:style-name="P81"/>
      <text:p text:style-name="P58"><text:soft-page-break/><text:span text:style-name="T12">class</text:span> <text:span text:style-name="T24">Logger</text:span> <text:span text:style-name="T12">extends</text:span> <text:span text:style-name="T24">EventEmitter</text:span>{</text:p>
      <text:p text:style-name="P71"/>
      <text:p text:style-name="P58"><text:span text:style-name="T22">log</text:span>(<text:span text:style-name="T16">message</text:span>){</text:p>
      <text:p text:style-name="P71"/>
      <text:p text:style-name="P58"><text:span text:style-name="T16">console</text:span>.<text:span text:style-name="T22">log</text:span>(<text:span text:style-name="T16">message</text:span>);</text:p>
      <text:p text:style-name="P58"><text:span text:style-name="T12">this</text:span>.<text:span text:style-name="T22">emit</text:span>(<text:span text:style-name="T16">message</text:span>,{<text:span text:style-name="T16">name:</text:span><text:span text:style-name="T19">"Umair"</text:span>,<text:span text:style-name="T16">age:</text:span><text:span text:style-name="T30">22</text:span>})</text:p>
      <text:p text:style-name="P58">}</text:p>
      <text:p text:style-name="P71"/>
      <text:p text:style-name="P66">// module.exports.log = log;</text:p>
      <text:p text:style-name="P58">}</text:p>
      <text:p text:style-name="P58"><text:span text:style-name="T24">module</text:span>.<text:span text:style-name="T24">exports</text:span> = <text:span text:style-name="T24">Logger</text:span>;</text:p>
      <text:p text:style-name="P1"/>
      <text:p text:style-name="P1"/>
      <text:p text:style-name="P2">And in App.js</text:p>
      <text:p text:style-name="P2"/>
      <text:p text:style-name="P73"/>
      <text:p text:style-name="P66">//Event Module</text:p>
      <text:p text:style-name="P66">//This is not a function or object. It is a class</text:p>
      <text:p text:style-name="P58"><text:span text:style-name="T12">const</text:span> <text:span text:style-name="T26">EventEmitter</text:span> = <text:span text:style-name="T22">require</text:span>(<text:span text:style-name="T19">'events'</text:span>);</text:p>
      <text:p text:style-name="P66">//Raise an event</text:p>
      <text:p text:style-name="P66">// emitter.emit('messageLogged',{name:"Umair",age:22});</text:p>
      <text:p text:style-name="P58"><text:span text:style-name="T12">const</text:span> <text:span text:style-name="T26">LoggerObj</text:span> = <text:span text:style-name="T12">new</text:span> <text:span text:style-name="T24">Logger</text:span>();</text:p>
      <text:p text:style-name="P71"/>
      <text:p text:style-name="P66">//Register an event listener</text:p>
      <text:p text:style-name="P58"><text:span text:style-name="T26">LoggerObj</text:span>.<text:span text:style-name="T22">on</text:span>(<text:span text:style-name="T19">'messageLogged'</text:span>,<text:span text:style-name="T12">function</text:span>(<text:span text:style-name="T16">eventArgs</text:span>){</text:p>
      <text:p text:style-name="P71"/>
      <text:p text:style-name="P58"><text:span text:style-name="T16">console</text:span>.<text:span text:style-name="T22">log</text:span>(<text:span text:style-name="T19">"Listener called for messageLogged"</text:span>,<text:span text:style-name="T16">eventArgs</text:span>)</text:p>
      <text:p text:style-name="P71"><text:soft-page-break/></text:p>
      <text:p text:style-name="P58">})</text:p>
      <text:p text:style-name="P71"/>
      <text:p text:style-name="P58"><text:span text:style-name="T26">LoggerObj</text:span>.<text:span text:style-name="T22">on</text:span>(<text:span text:style-name="T19">'hello'</text:span>,<text:span text:style-name="T12">function</text:span>(<text:span text:style-name="T16">eventArgs</text:span>){</text:p>
      <text:p text:style-name="P58"><text:span text:style-name="T16">console</text:span>.<text:span text:style-name="T22">log</text:span>(<text:span text:style-name="T19">`</text:span><text:span text:style-name="T12">${</text:span><text:span text:style-name="T16">eventArgs</text:span>.<text:span text:style-name="T16">name</text:span><text:span text:style-name="T12">}</text:span><text:span text:style-name="T19"> Says Hello!`</text:span>)</text:p>
      <text:p text:style-name="P58">})</text:p>
      <text:p text:style-name="P71"/>
      <text:p text:style-name="P58"><text:span text:style-name="T26">LoggerObj</text:span>.<text:span text:style-name="T22">log</text:span>(<text:span text:style-name="T19">'messageLogged'</text:span>);</text:p>
      <text:p text:style-name="P58"><text:span text:style-name="T26">LoggerObj</text:span>.<text:span text:style-name="T22">emit</text:span>(<text:span text:style-name="T19">'hello'</text:span>,{<text:span text:style-name="T16">name:</text:span><text:span text:style-name="T19">"Umair"</text:span>})</text:p>
      <text:p text:style-name="P79"/>
      <text:p text:style-name="P3">HTTP SERVER:</text:p>
      <text:p text:style-name="P74"/>
      <text:p text:style-name="P60"><text:span text:style-name="T12">const</text:span> <text:span text:style-name="T26">http</text:span> = <text:span text:style-name="T22">require</text:span>(<text:span text:style-name="T19">'http'</text:span>);</text:p>
      <text:p text:style-name="P66">//This is an event emiiter so it has all functionalities of the event emitter</text:p>
      <text:p text:style-name="P66">// const server = http.createServer();</text:p>
      <text:p text:style-name="P71"/>
      <text:p text:style-name="P58"><text:span text:style-name="T12">const</text:span> <text:span text:style-name="T26">server</text:span> = <text:span text:style-name="T26">http</text:span>.<text:span text:style-name="T22">createServer</text:span>((<text:span text:style-name="T16">req</text:span>,<text:span text:style-name="T16">res</text:span>)<text:span text:style-name="T12">=&gt;</text:span>{</text:p>
      <text:p text:style-name="P71"/>
      <text:p text:style-name="P58"><text:span text:style-name="T28">if</text:span>(<text:span text:style-name="T16">req</text:span>.<text:span text:style-name="T16">url</text:span> === <text:span text:style-name="T19">'/'</text:span>){</text:p>
      <text:p text:style-name="P58"><text:span text:style-name="T16">res</text:span>.<text:span text:style-name="T22">write</text:span>(<text:span text:style-name="T19">'Hello World'</text:span>);</text:p>
      <text:p text:style-name="P58"><text:span text:style-name="T16">res</text:span>.<text:span text:style-name="T22">end</text:span>();</text:p>
      <text:p text:style-name="P58">}</text:p>
      <text:p text:style-name="P58"><text:span text:style-name="T28">else</text:span> <text:span text:style-name="T28">if</text:span>(<text:span text:style-name="T16">req</text:span>.<text:span text:style-name="T16">url</text:span>===<text:span text:style-name="T19">'/home'</text:span>) {<text:span text:style-name="T16">res</text:span>.<text:span text:style-name="T22">write</text:span>(<text:span text:style-name="T19">"Home Page"</text:span>),<text:span text:style-name="T16">res</text:span>.<text:span text:style-name="T22">end</text:span>()}</text:p>
      <text:p text:style-name="P58"><text:span text:style-name="T28">else</text:span> <text:span text:style-name="T28">if</text:span>(<text:span text:style-name="T16">req</text:span>.<text:span text:style-name="T16">url</text:span>===<text:span text:style-name="T19">'/about'</text:span>) {<text:span text:style-name="T16">res</text:span>.<text:span text:style-name="T22">write</text:span>(<text:span text:style-name="T19">"About Page"</text:span>),<text:span text:style-name="T16">res</text:span>.<text:span text:style-name="T22">end</text:span>()};</text:p>
      <text:p text:style-name="P58">})</text:p>
      <text:p text:style-name="P71"/>
      <text:p text:style-name="P66"><text:soft-page-break/>// server.on('connection',(socket)=&gt;{</text:p>
      <text:p text:style-name="P66">// console.log('New Conection')</text:p>
      <text:p text:style-name="P71"/>
      <text:p text:style-name="P66">// });</text:p>
      <text:p text:style-name="P58"><text:span text:style-name="T26">server</text:span>.<text:span text:style-name="T22">listen</text:span>(<text:span text:style-name="T30">3000</text:span>);</text:p>
      <text:p text:style-name="P58"><text:span text:style-name="T16">console</text:span>.<text:span text:style-name="T22">log</text:span>(<text:span text:style-name="T19">'Listening on port 3000...'</text:span>);</text:p>
      <text:p text:style-name="P58"/>
      <text:p text:style-name="P7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0:30:11.574286208</meta:creation-date>
    <dc:date>2020-10-15T14:23:07.212161374</dc:date>
    <meta:editing-duration>PT3H41M39S</meta:editing-duration>
    <meta:editing-cycles>87</meta:editing-cycles>
    <meta:generator>LibreOffice/6.0.3.2$Linux_X86_64 LibreOffice_project/00m0$Build-2</meta:generator>
    <meta:document-statistic meta:table-count="0" meta:image-count="0" meta:object-count="0" meta:page-count="13" meta:paragraph-count="228" meta:word-count="1437" meta:character-count="10113" meta:non-whitespace-character-count="8744"/>
  </office:meta>
</office:document-meta>
</file>